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357c5" officeooo:paragraph-rsid="001357c5"/>
    </style:style>
    <style:style style:name="P5" style:family="paragraph" style:parent-style-name="Standard">
      <style:paragraph-properties fo:text-align="start" style:justify-single-word="false"/>
      <style:text-properties officeooo:rsid="001588cd" officeooo:paragraph-rsid="001588cd"/>
    </style:style>
    <style:style style:name="P6" style:family="paragraph" style:parent-style-name="Standard">
      <style:paragraph-properties fo:text-align="start" style:justify-single-word="false"/>
      <style:text-properties officeooo:rsid="001702f3" officeooo:paragraph-rsid="001702f3"/>
    </style:style>
    <style:style style:name="P7" style:family="paragraph" style:parent-style-name="Standard">
      <style:paragraph-properties fo:text-align="start" style:justify-single-word="false"/>
      <style:text-properties officeooo:rsid="00188d65" officeooo:paragraph-rsid="00188d65"/>
    </style:style>
    <style:style style:name="P8"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9"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10" style:family="paragraph" style:parent-style-name="Standard">
      <style:paragraph-properties fo:text-align="start" style:justify-single-word="false"/>
      <style:text-properties officeooo:rsid="00239e14" officeooo:paragraph-rsid="00239e14"/>
    </style:style>
    <style:style style:name="P11" style:family="paragraph" style:parent-style-name="Standard">
      <style:paragraph-properties fo:text-align="start" style:justify-single-word="false" fo:break-before="page"/>
      <style:text-properties style:text-underline-style="solid" style:text-underline-width="auto" style:text-underline-color="font-color" officeooo:rsid="001357c5" officeooo:paragraph-rsid="001357c5"/>
    </style:style>
    <style:style style:name="P12" style:family="paragraph" style:parent-style-name="Preformatted_20_Text">
      <style:text-properties fo:color="#a9b7c6" style:font-name="Source Code Pro" fo:font-size="11.3000001907349pt"/>
    </style:style>
    <style:style style:name="P13" style:family="paragraph" style:parent-style-name="Preformatted_20_Text">
      <style:text-properties fo:color="#a9b7c6" style:font-name="Source Code Pro" fo:font-size="11.3000001907349pt" officeooo:paragraph-rsid="003e90e8"/>
    </style:style>
    <style:style style:name="P14" style:family="paragraph" style:parent-style-name="Preformatted_20_Text">
      <style:paragraph-properties fo:text-align="start" style:justify-single-word="false"/>
      <style:text-properties fo:color="#a5c261" style:font-name="Source Code Pro" fo:font-size="11.3000001907349pt" officeooo:rsid="00239e14" officeooo:paragraph-rsid="00239e14"/>
    </style:style>
    <style:style style:name="P15" style:family="paragraph" style:parent-style-name="Preformatted_20_Text">
      <style:text-properties fo:color="#cc7832" style:font-name="Source Code Pro" fo:font-size="11.3000001907349pt" fo:font-weight="bold"/>
    </style:style>
    <style:style style:name="P16" style:family="paragraph" style:parent-style-name="Preformatted_20_Text">
      <style:paragraph-properties fo:margin-top="0cm" fo:margin-bottom="0.499cm" loext:contextual-spacing="false"/>
      <style:text-properties fo:color="#a9b7c6" style:font-name="Source Code Pro" fo:font-size="11.3000001907349pt"/>
    </style:style>
    <style:style style:name="P17" style:family="paragraph" style:parent-style-name="Standard" style:list-style-name="L1">
      <style:paragraph-properties fo:text-align="start" style:justify-single-word="false"/>
      <style:text-properties officeooo:rsid="001702f3" officeooo:paragraph-rsid="001702f3"/>
    </style:style>
    <style:style style:name="P18" style:family="paragraph" style:parent-style-name="Standard" style:list-style-name="L1">
      <style:paragraph-properties fo:text-align="start" style:justify-single-word="false"/>
      <style:text-properties officeooo:rsid="003145fd" officeooo:paragraph-rsid="003145fd"/>
    </style:style>
    <style:style style:name="P19" style:family="paragraph" style:parent-style-name="Standard" style:list-style-name="L2">
      <style:paragraph-properties fo:text-align="start" style:justify-single-word="false"/>
      <style:text-properties officeooo:rsid="00220c12" officeooo:paragraph-rsid="00220c12"/>
    </style:style>
    <style:style style:name="P20" style:family="paragraph" style:parent-style-name="Standard" style:list-style-name="L2">
      <style:paragraph-properties fo:text-align="start" style:justify-single-word="false"/>
      <style:text-properties officeooo:rsid="00239e14" officeooo:paragraph-rsid="00239e14"/>
    </style:style>
    <style:style style:name="P21" style:family="paragraph" style:parent-style-name="Standard" style:list-style-name="L2">
      <style:paragraph-properties fo:text-align="start" style:justify-single-word="false"/>
      <style:text-properties officeooo:rsid="0029062d" officeooo:paragraph-rsid="0029062d"/>
    </style:style>
    <style:style style:name="P22" style:family="paragraph" style:parent-style-name="Standard" style:list-style-name="L3">
      <style:paragraph-properties fo:text-align="start" style:justify-single-word="false"/>
      <style:text-properties officeooo:rsid="002718e8" officeooo:paragraph-rsid="002718e8"/>
    </style:style>
    <style:style style:name="P23" style:family="paragraph" style:parent-style-name="Standard" style:list-style-name="L3">
      <style:paragraph-properties fo:text-align="start" style:justify-single-word="false"/>
      <style:text-properties officeooo:rsid="002d5b84" officeooo:paragraph-rsid="002d5b84"/>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officeooo:rsid="0025c7c4"/>
    </style:style>
    <style:style style:name="T10" style:family="text">
      <style:text-properties officeooo:rsid="002875d7"/>
    </style:style>
    <style:style style:name="T11" style:family="text">
      <style:text-properties officeooo:rsid="0029bd4d"/>
    </style:style>
    <style:style style:name="T12" style:family="text">
      <style:text-properties fo:color="#6897bb"/>
    </style:style>
    <style:style style:name="T13" style:family="text">
      <style:text-properties fo:color="#cc7832"/>
    </style:style>
    <style:style style:name="T14" style:family="text">
      <style:text-properties fo:color="#cc7832" fo:font-weight="bold"/>
    </style:style>
    <style:style style:name="T15" style:family="text">
      <style:text-properties fo:color="#aa4926"/>
    </style:style>
    <style:style style:name="T16" style:family="text">
      <style:text-properties fo:color="#a5c261"/>
    </style:style>
    <style:style style:name="T17" style:family="text">
      <style:text-properties fo:color="#a5c261" officeooo:rsid="003ce905"/>
    </style:style>
    <style:style style:name="T18" style:family="text">
      <style:text-properties officeooo:rsid="0030c5fb"/>
    </style:style>
    <style:style style:name="T19" style:family="text">
      <style:text-properties officeooo:rsid="0038325e"/>
    </style:style>
    <style:style style:name="T20" style:family="text">
      <style:text-properties officeooo:rsid="00397825"/>
    </style:style>
    <style:style style:name="T21" style:family="text">
      <style:text-properties officeooo:rsid="003ac861"/>
    </style:style>
    <style:style style:name="T22" style:family="text">
      <style:text-properties officeooo:rsid="003e90e8"/>
    </style:style>
    <style:style style:name="T23" style:family="text">
      <style:text-properties fo:font-style="normal" officeooo:rsid="003f680c" style:font-style-asian="normal" style:font-style-complex="normal"/>
    </style:style>
    <style:style style:name="T24" style:family="text">
      <style:text-properties officeooo:rsid="00409e08"/>
    </style:style>
    <style:style style:name="T25" style:family="text">
      <style:text-properties fo:font-weight="bold" officeooo:rsid="00409e0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chastic 0.1 documentation</text:p>
      <text:p text:style-name="P1"/>
      <text:p text:style-name="P8">Disclaimer: <text:span text:style-name="T3">in the current version,</text:span> the API <text:span text:style-name="T4">is</text:span> definitely <text:span text:style-name="T4">going to </text:span>change in the future. Do not expect anything documented here to be set in stone.</text:p>
      <text:p text:style-name="P9"/>
      <text:p text:style-name="P4">1. Introduction and motivation</text:p>
      <text:p text:style-name="P2"/>
      <text:p text:style-name="P5">Pychastic is an open source Python library sitting on top of PyMC<text:span text:style-name="T1">3</text:span> (which, in turn, sits on top of Theano). It’s main objective is to simplify some aspects of stochastic and financial modelling, in a Bayesian perspective.</text:p>
      <text:p text:style-name="P5"/>
      <text:p text:style-name="P5">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6">To be more specific, here are some intricacies of working with PyMC3 that Pychastic aims to improve upon:</text:p>
      <text:p text:style-name="P6"/>
      <text:list xml:id="list2980306845055663182" text:style-name="L1">
        <text:list-item>
          <text:p text:style-name="P17">Designing Bayesian neural networks (whether the weights be stationary or nonstationary variables) can be relatively complex. Furthermore, switching out the training data with testing or validation data is not intuitively or immediately obvious.</text:p>
          <text:p text:style-name="P17"/>
        </text:list-item>
        <text:list-item>
          <text:p text:style-name="P17">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17"/>
        </text:list-item>
        <text:list-item>
          <text:p text:style-name="P18">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17"/>
        </text:list-item>
      </text:list>
      <text:p text:style-name="P7">In addition to that, there are many commonly used models and patterns that will be implemented to easy re-use. Some examples are the Ornstein-Uhlenbeck process, and the stochastic volatility model in finance.</text:p>
      <text:p text:style-name="P11">2. API Reference</text:p>
      <text:p text:style-name="P2"/>
      <text:p text:style-name="P2"><text:span text:style-name="T18">BayesianNeuralNetwork(</text:span><text:span text:style-name="T7">num_layers, num_nodes, 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6768715832353182101" text:style-name="L2">
        <text:list-item>
          <text:p text:style-name="P19">num_<text:span text:style-name="T6">layers</text:span>: an integer indicating how many hidden layers the network should have.</text:p>
        </text:list-item>
        <text:list-item>
          <text:p text:style-name="P20"><text:span text:style-name="T6">num_nodes</text:span>: an integer indicating how many nodes per hidden layer.</text:p>
        </text:list-item>
        <text:list-item>
          <text:p text:style-name="P20"><text:span text:style-name="T6">output</text:span>: <text:span text:style-name="T10">the type of output. Can be ‘normal’ for a regression, or ‘bernoulli’ for a binomial classification problem. Default is ‘normal’.</text:span></text:p>
        </text:list-item>
        <text:list-item>
          <text:p text:style-name="P21"><text:span text:style-name="T6">inference_method</text:span>: <text:span text:style-name="T11">the inference algorithm. Can be ‘advi’ or ‘mcmc’. Default: ‘advi’.</text:span></text:p>
        </text:list-item>
      </text:list>
      <text:p text:style-name="P10"/>
      <text:p text:style-name="P10"><text:tab/><text:span text:style-name="T5">Methods:</text:span></text:p>
      <text:p text:style-name="P10"/>
      <text:list xml:id="list4855321654109847619" text:style-name="L3">
        <text:list-item>
          <text:p text:style-name="P22">fit(X, Y, <text:span text:style-name="T19">samples=500</text:span>): <text:span text:style-name="T21">fit the neural network to the training set represented by X and Y. The shape of X must be [N, F] where N is the number of examples, and F is the number of features (</text:span><text:span text:style-name="T23">or independent variables</text:span><text:span text:style-name="T21">).</text:span></text:p>
          <text:p text:style-name="P22"/>
        </text:list-item>
        <text:list-item>
          <text:p text:style-name="P22">predict(X): <text:span text:style-name="T24">use the provided X dataset to return the expected value of Y for each corresponding X.</text:span></text:p>
          <text:p text:style-name="P22"/>
        </text:list-item>
        <text:list-item>
          <text:p text:style-name="P22">generate(<text:span text:style-name="T19">samples=500</text:span>):</text:p>
          <text:p text:style-name="P22"/>
        </text:list-item>
        <text:list-item>
          <text:p text:style-name="P23"><text:span text:style-name="T20">RMSD</text:span>(X, Y):</text:p>
        </text:list-item>
      </text:list>
      <text:p text:style-name="P10"/>
      <text:p text:style-name="P10"><text:tab/><text:span text:style-name="T9">Example:</text:span></text:p>
      <text:p text:style-name="P14"/>
      <text:p text:style-name="P12"><text:bookmark-start text:name="__DdeLink__210_1042507667"/>nn = BayesianNeuralNetwork(<text:span text:style-name="T12">2</text:span><text:span text:style-name="T13">, </text:span><text:span text:style-name="T12">5</text:span><text:span text:style-name="T13">, </text:span><text:span text:style-name="T15">output</text:span>=<text:span text:style-name="T16">'normal'</text:span>)</text:p>
      <text:p text:style-name="P12">nn.fit(X<text:span text:style-name="T13">, </text:span>Y<text:span text:style-name="T13">, </text:span><text:span text:style-name="T15">samples</text:span>=<text:span text:style-name="T12">200</text:span>)</text:p>
      <text:p text:style-name="P12">y_preds = nn.predict(X)</text:p>
      <text:p text:style-name="P12"><text:span text:style-name="T22">rmsd</text:span> = nn.<text:span text:style-name="T20">RMSD</text:span>(X<text:span text:style-name="T13">, </text:span>Y)</text:p>
      <text:p text:style-name="P15"/>
      <text:p text:style-name="P13"><text:span text:style-name="T14">print </text:span><text:span text:style-name="T16">"Root Mean Square deviation: %</text:span><text:span text:style-name="T17">s</text:span><text:span text:style-name="T16">" </text:span>% <text:span text:style-name="T22">rmsd</text:span></text:p>
      <text:p text:style-name="P12"/>
      <text:p text:style-name="P12">plt.scatter(X<text:span text:style-name="T13">, </text:span>Y)</text:p>
      <text:p text:style-name="P12">plt.scatter(X<text:span text:style-name="T13">, </text:span>y_preds<text:span text:style-name="T13">, </text:span><text:span text:style-name="T15">alpha</text:span>=<text:span text:style-name="T12">0.1</text:span>)</text:p>
      <text:p text:style-name="P16"/>
      <text:p text:style-name="P16">plt.show()<text:bookmark-end text:name="__DdeLink__210_1042507667"/></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09-28T10:02:36.319071754</dc:date>
    <meta:editing-duration>PT1H41M15S</meta:editing-duration>
    <meta:editing-cycles>38</meta:editing-cycles>
    <meta:generator>LibreOffice/5.1.6.2$Linux_X86_64 LibreOffice_project/10m0$Build-2</meta:generator>
    <meta:document-statistic meta:table-count="0" meta:image-count="0" meta:object-count="0" meta:page-count="2" meta:paragraph-count="38" meta:word-count="511" meta:character-count="3150" meta:non-whitespace-character-count="2683"/>
  </office:meta>
</office:document-meta>
</file>